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rsid="000e4b40" officeooo:paragraph-rsid="000e4b40"/>
    </style:style>
    <style:style style:name="P2" style:family="paragraph" style:parent-style-name="Text_20_body">
      <style:text-properties style:font-name="Liberation Serif" officeooo:paragraph-rsid="000e4b40"/>
    </style:style>
    <style:style style:name="P3" style:family="paragraph" style:parent-style-name="Text_20_body">
      <style:text-properties style:font-name="Liberation Serif" officeooo:paragraph-rsid="000c7890"/>
    </style:style>
    <style:style style:name="P4" style:family="paragraph" style:parent-style-name="Standard">
      <style:text-properties fo:color="#000000" style:font-name="Liberation Serif" officeooo:rsid="0008914f" officeooo:paragraph-rsid="0008914f"/>
    </style:style>
    <style:style style:name="P5" style:family="paragraph" style:parent-style-name="Standard">
      <style:text-properties fo:color="#000000" style:font-name="Liberation Serif" officeooo:rsid="0008914f" officeooo:paragraph-rsid="000c7890"/>
    </style:style>
    <style:style style:name="P6" style:family="paragraph" style:parent-style-name="Standard">
      <style:text-properties style:font-name="Liberation Serif" officeooo:rsid="00063d1e" officeooo:paragraph-rsid="00063d1e"/>
    </style:style>
    <style:style style:name="P7" style:family="paragraph" style:parent-style-name="Standard">
      <style:text-properties style:font-name="Liberation Serif" officeooo:rsid="00063d1e" officeooo:paragraph-rsid="0008914f"/>
    </style:style>
    <style:style style:name="P8" style:family="paragraph" style:parent-style-name="Standard">
      <style:text-properties style:font-name="Liberation Serif" officeooo:rsid="00063d1e" officeooo:paragraph-rsid="000e4b40"/>
    </style:style>
    <style:style style:name="P9" style:family="paragraph" style:parent-style-name="Standard">
      <style:text-properties style:font-name="Liberation Serif" officeooo:rsid="00063d1e" officeooo:paragraph-rsid="000e7569"/>
    </style:style>
    <style:style style:name="P10" style:family="paragraph" style:parent-style-name="Standard">
      <style:text-properties style:font-name="Liberation Serif" officeooo:rsid="0008914f" officeooo:paragraph-rsid="0008914f"/>
    </style:style>
    <style:style style:name="P11" style:family="paragraph" style:parent-style-name="Heading_20_1">
      <style:text-properties style:font-name="Liberation Serif"/>
    </style:style>
    <style:style style:name="P12" style:family="paragraph" style:parent-style-name="Heading_20_1">
      <style:text-properties style:font-name="Liberation Serif" officeooo:paragraph-rsid="000e4b40"/>
    </style:style>
    <style:style style:name="P13" style:family="paragraph" style:parent-style-name="Heading_20_1">
      <style:text-properties style:font-name="Liberation Serif" officeooo:paragraph-rsid="000e7569"/>
    </style:style>
    <style:style style:name="P14" style:family="paragraph" style:parent-style-name="Heading_20_1">
      <style:text-properties fo:color="#000000" style:font-name="Liberation Serif" officeooo:rsid="00063d1e" officeooo:paragraph-rsid="000c7890"/>
    </style:style>
    <style:style style:name="P15" style:family="paragraph" style:parent-style-name="Heading_20_1">
      <style:paragraph-properties fo:break-before="page"/>
      <style:text-properties fo:color="#000000" style:font-name="Liberation Serif" officeooo:rsid="00063d1e" officeooo:paragraph-rsid="000c7890"/>
    </style:style>
    <style:style style:name="P16" style:family="paragraph" style:parent-style-name="Heading_20_1">
      <style:paragraph-properties fo:break-before="page"/>
      <style:text-properties style:font-name="Liberation Serif" officeooo:paragraph-rsid="000e4b40"/>
    </style:style>
    <style:style style:name="P17" style:family="paragraph" style:parent-style-name="Heading_20_1">
      <style:paragraph-properties fo:break-before="page"/>
      <style:text-properties style:font-name="Liberation Serif" officeooo:rsid="00063d1e" officeooo:paragraph-rsid="0008914f"/>
    </style:style>
    <style:style style:name="T1" style:family="text">
      <style:text-properties officeooo:rsid="0008914f"/>
    </style:style>
    <style:style style:name="T2" style:family="text">
      <style:text-properties officeooo:rsid="000c7890"/>
    </style:style>
    <style:style style:name="T3" style:family="text">
      <style:text-properties fo:color="#000000"/>
    </style:style>
    <style:style style:name="T4" style:family="text">
      <style:text-properties fo:color="#000000" officeooo:rsid="000c7890"/>
    </style:style>
    <style:style style:name="T5" style:family="text">
      <style:text-properties officeooo:rsid="000e4b40"/>
    </style:style>
    <style:style style:name="T6" style:family="text">
      <style:text-properties style:font-name="Liberation Serif" officeooo:rsid="00063d1e"/>
    </style:style>
    <style:style style:name="T7" style:family="text">
      <style:text-properties officeooo:rsid="000e75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/>Aldaketa #1: Menuko aukerak zabaldu <text:s/></text:h>
      <text:p text:style-name="P6"/>
      <text:p text:style-name="P6">Azalpena:</text:p>
      <text:p text:style-name="P6"/>
      <text:p text:style-name="P6">Menuko aukerak zabaldu dira. Teklatutik irakurritako teklen ekintzak ere bai.</text:p>
      <text:p text:style-name="P6"/>
      <text:p text:style-name="P6">---------</text:p>
      <text:p text:style-name="P6">Aldatutako fitxategia: io.c</text:p>
      <text:p text:style-name="P6">Aldatutako metodoa: <text:span text:style-name="T1">void </text:span>keyboard<text:span text:style-name="T1">(unsigned char key, int x, int y)</text:span></text:p>
      <text:p text:style-name="P6"><text:tab/>→ case 'm'/case 'M' berria</text:p>
      <text:p text:style-name="P6"><text:tab/>→ case 'b'/case 'B' berria</text:p>
      <text:p text:style-name="P6"><text:tab/>→ case 't'/case 'T' berria</text:p>
      <text:p text:style-name="P6"><text:tab/>→ case 'g'/case 'G' berria</text:p>
      <text:p text:style-name="P6"><text:tab/>→ case 'l'/case 'L' berria</text:p>
      <text:p text:style-name="P6"><text:tab/>→ case <text:span text:style-name="T5">26</text:span> berria <text:span text:style-name="T5">(Ctrl+Z-rako)</text:span></text:p>
      <text:p text:style-name="P6"><text:tab/>→ case '+' zabaldu da (CTRL gabeko aukera gehituta)</text:p>
      <text:p text:style-name="P6"><text:tab/>→ case '-' zabaldu da (CTRL gabeko aukera gehituta)</text:p>
      <text:p text:style-name="P6"/>
      <text:h text:style-name="P12" text:outline-level="1">Aldaketa #<text:span text:style-name="T5">2</text:span>: Objektuen transformaketak teklatutik egiteko aldaketak</text:h>
      <text:p text:style-name="P8"/>
      <text:p text:style-name="P8"><text:bookmark-start text:name="__DdeLink__497_970913046"/>Azalpena: </text:p>
      <text:p text:style-name="P8"/>
      <text:p text:style-name="P8">Transformazioak ardatz batean edo bestean egiteko, teklatuko geziak erabiliko dira.</text:p>
      <text:p text:style-name="P8">Baina gezi hauen pultsaketak irakurtzeko metodo berezi bat implementatu</text:p>
      <text:p text:style-name="P8">behar izan dugu: keyboardSpecial. Metodo honek GlutSpecialFunc erabiltzen du </text:p>
      <text:p text:style-name="P8">tekla berezi hauek tratatzeko.<text:bookmark-end text:name="__DdeLink__497_970913046"/></text:p>
      <text:p text:style-name="P8"/>
      <text:p text:style-name="P8">---------</text:p>
      <text:p text:style-name="P8">Aldatutako fitxategia: io.c</text:p>
      <text:p text:style-name="P8">Metodo berria: voi keyboardSpecial(int key, int x, int y)</text:p>
      <text:p text:style-name="P8"><text:s text:c="4"/>→ case GLUT_KEY_LEFT: Mugitu -X; Handitu X; Biratu -Y</text:p>
      <text:p text:style-name="P8"><text:s text:c="4"/>→ case GLUT_KEY_UP: Mugitu +Y; Txikitu Y; Biratu +X</text:p>
      <text:p text:style-name="P8"><text:s text:c="4"/>→ case GLUT_KEY_RIGHT: Mugitu +X; Txikitu X; Biratu +Y</text:p>
      <text:p text:style-name="P8"><text:s text:c="4"/>→ case GLUT_KEY_DOWN: Mugitu -Y; Handitu Y; Biratu -X</text:p>
      <text:p text:style-name="P8"><text:s text:c="4"/>→ case GLUT_KEY_PAGE_DOWN: Mugitu +Z; Txikitu Z; Biratu +Z</text:p>
      <text:p text:style-name="P8"><text:s text:c="4"/>→ case GLUT_KEY_PAGE_UP: Mugitu -Z; Handitu Z; Biratu -Z</text:p>
      <text:p text:style-name="P6"/>
      <text:h text:style-name="P16" text:outline-level="1"><text:span text:style-name="T5">Aldaketa #3: Objektuen transformaketak burutzeko klasearen sorrera</text:span></text:h>
      <text:p text:style-name="P2"/>
      <text:p text:style-name="P1">Azalpena:</text:p>
      <text:p text:style-name="P1">Objektuen transformazioarekin zerikusia duena klase honetan gordeko da.</text:p>
      <text:p text:style-name="P1">-----------</text:p>
      <text:p text:style-name="P1">Sortutako fitxategiak: multiMatrix.c eta multiMatrix.h</text:p>
      <text:p text:style-name="P1">→ Klase hau io.c klaseak erabiltzen du.</text:p>
      <text:p text:style-name="P2"/>
      <text:h text:style-name="P11" text:outline-level="1">Aldaketa #<text:span text:style-name="T5">4</text:span>: Objektuen transformaketa-mota aukeratzeko aldagaia </text:h>
      <text:p text:style-name="P6"/>
      <text:p text:style-name="P6">Azalpena:</text:p>
      <text:p text:style-name="P6"/>
      <text:p text:style-name="P6">Transformazioaren mota (biraketa, tamaina-aldaketa...) <text:span text:style-name="T5">aukera </text:span>biltegiratzen duen </text:p>
      <text:p text:style-name="P6">aldagaiaren sorrera eta implementazioa. Adib.: biraketa aukeratuta badago, </text:p>
      <text:p text:style-name="P6">aldagai honen balioa 'b' izango da.</text:p>
      <text:p text:style-name="P6"/>
      <text:p text:style-name="P6">---------</text:p>
      <text:p text:style-name="P6"><text:bookmark-start text:name="__DdeLink__329_1284395890"/>Aldatutako fitxategia: <text:bookmark-start text:name="__DdeLink__325_1284395890"/><text:span text:style-name="T5">multiMatrix</text:span>.c<text:bookmark-end text:name="__DdeLink__325_1284395890"/></text:p>
      <text:p text:style-name="P6">Sortutako aldagaia: char <text:span text:style-name="T5">transf_mota</text:span> ; <text:span text:style-name="T5">io.c-ko </text:span>keyboard metodoa<text:span text:style-name="T5">k aldatzen du aldagai hau</text:span>:</text:p>
      <text:p text:style-name="P6"><text:tab/>→ case 'm'/case 'M'-an</text:p>
      <text:p text:style-name="P6"><text:tab/>→ case 'b'/case 'B'-an</text:p>
      <text:p text:style-name="P6"><text:tab/>→ case 't'/case 'T'-an<text:bookmark-end text:name="__DdeLink__329_1284395890"/></text:p>
      <text:p text:style-name="P6"/>
      <text:h text:style-name="P11" text:outline-level="1">Aldaketa #<text:span text:style-name="T5">5</text:span>: Objektuen transformaketaren sistema aukeratzeko aldagaia</text:h>
      <text:p text:style-name="P6"/>
      <text:p text:style-name="P6">Azalpena: </text:p>
      <text:p text:style-name="P6"/>
      <text:p text:style-name="P6">Transformazioaren <text:span text:style-name="T5">sistema</text:span> (<text:span text:style-name="T5">lokala edo globala</text:span>) <text:span text:style-name="T5">aukera </text:span>biltegiratzen duen </text:p>
      <text:p text:style-name="P6">aldagaiaren sorrera eta implementazioa. <text:span text:style-name="T5">Era lokalean, aukeratutako objektua transformatuko da; eda globalean, berriz, marraztutako objektu guztiak transformatuko dira.</text:span></text:p>
      <text:p text:style-name="P6"/>
      <text:p text:style-name="P6">---------</text:p>
      <text:p text:style-name="P8">Aldatutako fitxategia: <text:span text:style-name="T5">multiMatrix</text:span>.c</text:p>
      <text:p text:style-name="P6">Sortutako aldagaiak: char <text:span text:style-name="T5">transf_helburua</text:span> ; <text:span text:style-name="T5">io.c-ko</text:span> keyboard metodoa<text:span text:style-name="T5">k aldatzen du balioa</text:span>:</text:p>
      <text:p text:style-name="P6"><text:tab/>→ case 'g'/case 'G'-an</text:p>
      <text:p text:style-name="P6"><text:tab/>→ case 'l'/case 'L'-an</text:p>
      <text:p text:style-name="P6"/>
      <text:p text:style-name="P6"><text:soft-page-break/></text:p>
      <text:h text:style-name="P12" text:outline-level="1">Aldaketa #<text:span text:style-name="T5">6</text:span>: Objektuen transformaketaren <text:span text:style-name="T7">ardatza</text:span> aukeratzeko aldagaia</text:h>
      <text:p text:style-name="P8"/>
      <text:p text:style-name="P8">Azalpena: </text:p>
      <text:p text:style-name="P8"/>
      <text:p text:style-name="P8">Transformazioaren <text:span text:style-name="T7">ardatzaren</text:span> (<text:span text:style-name="T5">X, Y edo Z</text:span>) <text:span text:style-name="T5">aukera </text:span>biltegiratzen duen </text:p>
      <text:p text:style-name="P8">aldagaiaren sorrera eta implementazioa. <text:span text:style-name="T5">Biltegiratutako karakterea erreferentzia-ardatza definitzen du.</text:span></text:p>
      <text:p text:style-name="P8"/>
      <text:p text:style-name="P8">---------</text:p>
      <text:p text:style-name="P9">Aldatutako fitxategia: <text:bookmark-start text:name="__DdeLink__325_12843958901"/><text:span text:style-name="T5">multiMatrix</text:span>.c<text:bookmark-end text:name="__DdeLink__325_12843958901"/></text:p>
      <text:p text:style-name="P9">Sortutako aldagaia: char <text:span text:style-name="T5">transf_ardatza </text:span>; <text:span text:style-name="T5">io.cko specialKeyboard metodoak aldatzen ditu aldagaiak:</text:span></text:p>
      <text:p text:style-name="P9"><text:s text:c="4"/>→ case GLUT_KEY_LEFT: <text:span text:style-name="T7">Traslazioa:</text:span> X; <text:span text:style-name="T7">Tamaina aldaketa:</text:span> X; Bira<text:span text:style-name="T7">keta: </text:span>Y</text:p>
      <text:p text:style-name="P9"><text:s text:c="4"/>→ case GLUT_KEY_UP: Traslazioa: Y; Tamaina aldaketa: Y; Bira<text:span text:style-name="T7">keta:</text:span> X</text:p>
      <text:p text:style-name="P9"><text:s text:c="4"/>→ case GLUT_KEY_RIGHT: Traslazioa: X; Tamaina aldaketa: X; Bira<text:span text:style-name="T7">keta:</text:span> Y</text:p>
      <text:p text:style-name="P9"><text:s text:c="4"/>→ case GLUT_KEY_DOWN: Traslazioa: Y; Tamaina aldaketa: Y; Bira<text:span text:style-name="T7">keta:</text:span> X</text:p>
      <text:p text:style-name="P9"><text:s text:c="4"/>→ case GLUT_KEY_PAGE_DOWN: Traslazioa: Z; Tamaina aldaketa: Z; Bira<text:span text:style-name="T7">keta:</text:span> Z</text:p>
      <text:p text:style-name="P9"><text:s text:c="4"/>→ case GLUT_KEY_PAGE_UP: Traslazioa: Z; Tamaina aldaketa: Z; Bira<text:span text:style-name="T7">keta:</text:span> Z</text:p>
      <text:h text:style-name="P13" text:outline-level="1">Aldaketa #<text:span text:style-name="T7">7</text:span>: Objektuen transformaketaren <text:span text:style-name="T5">norabidea</text:span> aukeratzeko aldagaia</text:h>
      <text:p text:style-name="P9"/>
      <text:p text:style-name="P9">Azalpena: </text:p>
      <text:p text:style-name="P9"/>
      <text:p text:style-name="P9">Transformazioaren <text:span text:style-name="T7">norabidearen</text:span> (<text:span text:style-name="T7">positiboa edo negatiboa</text:span>) <text:span text:style-name="T5">aukera </text:span>biltegiratzen duen </text:p>
      <text:p text:style-name="P9">aldagaiaren sorrera eta implementazioa.</text:p>
      <text:p text:style-name="P9"/>
      <text:p text:style-name="P9">---------</text:p>
      <text:p text:style-name="P9">Aldatutako fitategia: <text:bookmark-start text:name="__DdeLink__325_128439589011"/><text:span text:style-name="T5">multiMatri</text:span>.c<text:bookmark-end text:name="__DdeLink__325_128439589011"/></text:p>
      <text:p text:style-name="P9">Sortutako aldagaia: char <text:span text:style-name="T5">transf_ardatza </text:span>; <text:span text:style-name="T5">io.c-ko specialKeyboard metodoak aldatzen ditu aldagaiak:</text:span></text:p>
      <text:p text:style-name="P9"><text:s text:c="4"/>→ case GLUT_KE_LEFT: Traslazioa: -; Tamaina aldaketa: + ; Biraketa: -</text:p>
      <text:p text:style-name="P9"><text:s text:c="4"/>→ case GLUT_KE_UP: Traslazioa: +; Tamaina aldaketa: - ; Biraketa: +</text:p>
      <text:p text:style-name="P9"><text:s text:c="4"/>→ case GLUT_KE_RIGHT: Traslazioa: +; Tamaina aldaketa: - ; Biraketa: +</text:p>
      <text:p text:style-name="P9"><text:s text:c="4"/>→ case GLUT_KE_DOWN: Traslazioa: -; Tamaina aldaketa: + ; Biraketa: -</text:p>
      <text:p text:style-name="P9"><text:s text:c="4"/>→ case GLUT_KE_PAGE_DOWN: Traslazioa: +; Tamaina aldaketa: - ; Biraketa: +</text:p>
      <text:p text:style-name="P9"><text:s text:c="4"/>→ case GLUT_KE_PAGE_UP: Traslazioa: -; Tamaina aldaketa: + ; Biraketa: -</text:p>
      <text:h text:style-name="P17" text:outline-level="1">Aldaketa #<text:span text:style-name="T7">8</text:span>: Objektuen transformazio-abiadurak definitzeko aldagai globalen sorrera</text:h>
      <text:p text:style-name="P7">Azalpena: </text:p>
      <text:p text:style-name="P10"/>
      <text:p text:style-name="P7">Transformazioak <text:span text:style-name="T1">egiteko orduan, transformazio-kopurua definitzeko aldgai globalak sortzea ideia ona da, transformazio “abiadurak” leku bakarretik kontrolatzeko.</text:span></text:p>
      <text:p text:style-name="P7"/>
      <text:p text:style-name="P7">-- </text:p>
      <text:p text:style-name="P10">Aldatutako fitxategia: definitions.h</text:p>
      <text:p text:style-name="P10">Balio berriak: </text:p>
      <text:p text:style-name="P4"><text:s/>→ #define KG_TAMAN_ABIA <text:s text:c="22"/><text:span text:style-name="T2">0.1</text:span>f :// Objektuaren tamaina aldatzeko abiadura</text:p>
      <text:p text:style-name="P5"><text:s/>→ #define KG_BIRAK_ABIAD <text:s text:c="21"/><text:span text:style-name="T2">3.14159265359f/8</text:span> <text:s/>// Objektuaren biraketa abiadura</text:p>
      <text:p text:style-name="P4"><text:s/>→ #define KG_TRASL_ABIAD <text:s text:c="21"/><text:span text:style-name="T2">0</text:span>.<text:span text:style-name="T2">1</text:span>f :// Objektuaren traslazio abiadura</text:p>
      <text:p text:style-name="P4"/>
      <text:h text:style-name="P14" text:outline-level="1"><text:bookmark-start text:name="__DdeLink__317_1284395890"/>Aldaketa #<text:span text:style-name="T7">9</text:span>: Objektuen transformazio<text:span text:style-name="T2">ak burutzeko jarraitutako pausoak</text:span><text:bookmark-end text:name="__DdeLink__317_1284395890"/></text:h>
      <text:p text:style-name="P3"><text:span text:style-name="T4"/></text:p>
      <text:p text:style-name="P1"><text:span text:style-name="T4">A</text:span><text:span text:style-name="T3">zalpena:</text:span></text:p>
      <text:p text:style-name="P1"><text:span text:style-name="T3"/></text:p>
      <text:p text:style-name="P1"><text:span text:style-name="T3">Objektuetan transformazioak garatzeko, programaren hainbat klasetan lerro berriak sartu dira. Exekuzioaren ordena jarraituko da objektuen transformazioak azaltzeko.</text:span></text:p>
      <text:h text:style-name="P15" text:outline-level="1"><text:span text:style-name="T2">Aldaketa #7: Objektuen transformazioak: traslazioa</text:span></text:h>
      <text:h text:style-name="P15" text:outline-level="1"><text:span text:style-name="T2">Aldaketa #8: Objektuen transformazioak: tamaina aldaketa</text:span></text:h>
      <text:h text:style-name="P15" text:outline-level="1"><text:span text:style-name="T4">Aldaketa #</text:span><text:span text:style-name="T2">9</text:span><text:span text:style-name="T4">: Objektuen transformazio</text:span><text:span text:style-name="T2">ak: biraketa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3:25:37.956859458</meta:creation-date>
    <dc:date>2016-11-22T21:37:51.614505756</dc:date>
    <meta:editing-duration>PT1H38M36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7" meta:paragraph-count="96" meta:word-count="638" meta:character-count="5127" meta:non-whitespace-character-count="4427"/>
  </office:meta>
</office:document-meta>
</file>